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Arial" fo:font-size="12pt" officeooo:rsid="00088066" officeooo:paragraph-rsid="00088066" style:font-size-asian="12pt" style:font-size-complex="12pt"/>
    </style:style>
    <style:style style:name="P2" style:family="paragraph" style:parent-style-name="Standard" style:list-style-name="L6">
      <style:text-properties style:font-name="Arial" fo:font-size="12pt" officeooo:rsid="00088066" officeooo:paragraph-rsid="00088066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rsid="00088066" officeooo:paragraph-rsid="00088066" style:font-size-asian="12pt" style:font-size-complex="12pt"/>
    </style:style>
    <style:style style:name="P4" style:family="paragraph" style:parent-style-name="Standard" style:list-style-name="L7">
      <style:text-properties style:font-name="Arial" fo:font-size="12pt" officeooo:rsid="00088066" officeooo:paragraph-rsid="00088066" style:font-size-asian="12pt" style:font-size-complex="12pt"/>
    </style:style>
    <style:style style:name="P5" style:family="paragraph" style:parent-style-name="Standard">
      <style:text-properties style:font-name="Arial" fo:font-size="12pt" officeooo:paragraph-rsid="00088066" style:font-size-asian="12pt" style:font-size-complex="12pt"/>
    </style:style>
    <style:style style:name="P6" style:family="paragraph" style:parent-style-name="Standard" style:list-style-name="L5">
      <style:text-properties style:font-name="Arial" fo:font-size="12pt" officeooo:paragraph-rsid="00088066" style:font-size-asian="12pt" style:font-size-complex="12pt"/>
    </style:style>
    <style:style style:name="P7" style:family="paragraph" style:parent-style-name="Standard" style:list-style-name="L4">
      <style:text-properties style:font-name="Arial" fo:font-size="12pt" officeooo:paragraph-rsid="00088066" style:font-size-asian="12pt" style:font-size-complex="12pt"/>
    </style:style>
    <style:style style:name="P8" style:family="paragraph" style:parent-style-name="Standard" style:list-style-name="L3">
      <style:text-properties style:font-name="Arial" fo:font-size="12pt" officeooo:paragraph-rsid="00088066" style:font-size-asian="12pt" style:font-size-complex="12pt"/>
    </style:style>
    <style:style style:name="P9" style:family="paragraph" style:parent-style-name="Standard">
      <style:text-properties style:font-name="Arial" fo:font-size="14pt" officeooo:rsid="00088066" officeooo:paragraph-rsid="00088066" style:font-size-asian="14pt" style:font-size-complex="14pt"/>
    </style:style>
    <style:style style:name="P10" style:family="paragraph" style:parent-style-name="Standard">
      <style:text-properties style:font-name="Arial" fo:font-size="14pt" fo:font-weight="bold" officeooo:rsid="00088066" officeooo:paragraph-rsid="00088066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6pt" fo:font-weight="bold" officeooo:rsid="00088066" officeooo:paragraph-rsid="00088066" style:font-size-asian="16pt" style:font-weight-asian="bold" style:font-size-complex="16pt" style:font-weight-complex="bold"/>
    </style:style>
    <style:style style:name="T1" style:family="text">
      <style:text-properties officeooo:rsid="00088066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ta de Reunião</text:p>
      <text:p text:style-name="P1"/>
      <text:p text:style-name="P1">Pauta: Definições iniciais do negócio.</text:p>
      <text:p text:style-name="P1">Data: 10/10/2024</text:p>
      <text:p text:style-name="P5"><text:span text:style-name="T1">Local: Laboratório de Ensino 103, Prédio 43413, Instituto de Informática, Campus do Vale, </text:span><text:span text:style-name="T2">Av. Bento Gonçalves, 9090 - Agronomia, Porto Alegre - RS, 91540-000</text:span><text:span text:style-name="T3"> </text:span></text:p>
      <text:p text:style-name="P1"/>
      <text:p text:style-name="P9"><text:span text:style-name="T4">Presentes:</text:span> </text:p>
      <text:list xml:id="list220276197" text:style-name="L6">
        <text:list-item>
          <text:p text:style-name="P2">Antonio Carlos G. Sarti</text:p>
        </text:list-item>
        <text:list-item>
          <text:p text:style-name="P2">Erick Schultz Ceresa</text:p>
        </text:list-item>
        <text:list-item>
          <text:p text:style-name="P2">Gabriel Tavares</text:p>
        </text:list-item>
        <text:list-item>
          <text:p text:style-name="P2">William Schmidt Soares</text:p>
        </text:list-item>
      </text:list>
      <text:p text:style-name="P1"/>
      <text:p text:style-name="P9"><text:span text:style-name="T4">Objetivos:</text:span> </text:p>
      <text:p text:style-name="P1"/>
      <text:p text:style-name="P1"><text:tab/>Determinar nome do negócio, determinar o funcionamento do sistema, delimitar tarefas.</text:p>
      <text:p text:style-name="P1"/>
      <text:p text:style-name="P10">Encaminhamentos:</text:p>
      <text:p text:style-name="P1"/>
      <text:list text:style-name="L5">
        <text:list-item>
          <text:p text:style-name="P6"><text:span text:style-name="T1">Nome do negócio: Connect &amp; Fix (C&amp;F)</text:span></text:p>
        </text:list-item>
      </text:list>
      <text:p text:style-name="P1"><text:s text:c="2"/><text:tab/><text:tab/>→ Participantes: todos os presentes</text:p>
      <text:p text:style-name="P1"/>
      <text:list text:style-name="L4">
        <text:list-item>
          <text:p text:style-name="P7"><text:span text:style-name="T1">Objetivo do sistema: O sistema tem como missão conectar profissionais e clientes de uma forma uniformizada, disponibilizando um fácil acesso a esses profissionais.</text:span></text:p>
        </text:list-item>
      </text:list>
      <text:p text:style-name="P1"><text:s text:c="2"/><text:tab/><text:tab/>→ Participantes: todos os presentes</text:p>
      <text:p text:style-name="P1"/>
      <text:list text:style-name="L3">
        <text:list-item>
          <text:p text:style-name="P8"><text:span text:style-name="T1">Escopo dos profissionais: Eletricistas e encanadores. No futuro muito distante a possível a adição de outros serviços.</text:span></text:p>
        </text:list-item>
      </text:list>
      <text:p text:style-name="P1"><text:s text:c="2"/><text:tab/><text:tab/>→ Participantes: todos os presentes</text:p>
      <text:p text:style-name="P1"/>
      <text:list xml:id="list3644486229" text:style-name="L7">
        <text:list-item>
          <text:p text:style-name="P4">Casos de uso básicos:</text:p>
          <text:list>
            <text:list-item>
              <text:list>
                <text:list-item>
                  <text:p text:style-name="P4">Cadastrar usuário (Prestadores de serviço e clientes); </text:p>
                </text:list-item>
                <text:list-item>
                  <text:p text:style-name="P4">Avaliar prestador;</text:p>
                </text:list-item>
                <text:list-item>
                  <text:p text:style-name="P4">Agendar visita;</text:p>
                </text:list-item>
                <text:list-item>
                  <text:p text:style-name="P4">Confirmar realização de serviço;</text:p>
                </text:list-item>
                <text:list-item>
                  <text:p text:style-name="P4">Buscar prestador;</text:p>
                </text:list-item>
              </text:list>
            </text:list-item>
          </text:list>
        </text:list-item>
      </text:list>
      <text:p text:style-name="P1"/>
      <text:p text:style-name="P10">Próximos passos:</text:p>
      <text:p text:style-name="P10"/>
      <text:list xml:id="list2427015271" text:style-name="L1">
        <text:list-item>
          <text:p text:style-name="P3">Definição de mais casos de uso para o sistema;</text:p>
        </text:list-item>
        <text:list-item>
          <text:p text:style-name="P3">Realização do diagrama de casos de uso;</text:p>
        </text:list-item>
        <text:list-item>
          <text:p text:style-name="P3">Determinação dos tipos de pesquisa;</text:p>
        </text:list-item>
        <text:list-item>
          <text:p text:style-name="P3">Determinação dos papéis de usuários do sistem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00:53.838000000</meta:creation-date>
    <dc:date>2024-10-10T16:55:09.896000000</dc:date>
    <meta:editing-duration>PT54M19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9" meta:word-count="190" meta:character-count="1222" meta:non-whitespace-character-count="1061"/>
  </office:meta>
</office:document-meta>
</file>